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88a29" officeooo:paragraph-rsid="00088a29"/>
    </style:style>
    <style:style style:name="P2" style:family="paragraph" style:parent-style-name="Standard">
      <style:paragraph-properties fo:text-align="justify" style:justify-single-word="false"/>
      <style:text-properties officeooo:rsid="00097058" officeooo:paragraph-rsid="00097058"/>
    </style:style>
    <style:style style:name="P3" style:family="paragraph" style:parent-style-name="Standard">
      <style:paragraph-properties fo:text-align="justify" style:justify-single-word="false"/>
      <style:text-properties officeooo:rsid="000b2f89" officeooo:paragraph-rsid="000b2f89"/>
    </style:style>
    <style:style style:name="P4" style:family="paragraph" style:parent-style-name="Standard">
      <style:paragraph-properties fo:text-align="justify" style:justify-single-word="false"/>
      <style:text-properties officeooo:paragraph-rsid="000b2f89"/>
    </style:style>
    <style:style style:name="P5" style:family="paragraph" style:parent-style-name="Standard">
      <style:paragraph-properties fo:text-align="justify" style:justify-single-word="false"/>
      <style:text-properties officeooo:paragraph-rsid="00118616"/>
    </style:style>
    <style:style style:name="P6" style:family="paragraph" style:parent-style-name="Standard">
      <style:paragraph-properties fo:text-align="justify" style:justify-single-word="false"/>
      <style:text-properties officeooo:rsid="000cd50d" officeooo:paragraph-rsid="000dbecb"/>
    </style:style>
    <style:style style:name="P7" style:family="paragraph" style:parent-style-name="Standard">
      <style:paragraph-properties fo:text-align="justify" style:justify-single-word="false"/>
      <style:text-properties officeooo:rsid="000dbecb" officeooo:paragraph-rsid="000dbecb"/>
    </style:style>
    <style:style style:name="P8" style:family="paragraph" style:parent-style-name="Standard">
      <style:paragraph-properties fo:text-align="justify" style:justify-single-word="false"/>
      <style:text-properties officeooo:rsid="000fd5ec" officeooo:paragraph-rsid="000fd5ec"/>
    </style:style>
    <style:style style:name="P9" style:family="paragraph" style:parent-style-name="Standard">
      <style:paragraph-properties fo:text-align="justify" style:justify-single-word="false"/>
      <style:text-properties officeooo:rsid="000fe4ad" officeooo:paragraph-rsid="000fe4ad"/>
    </style:style>
    <style:style style:name="P10" style:family="paragraph" style:parent-style-name="Standard">
      <style:paragraph-properties fo:text-align="justify" style:justify-single-word="false"/>
      <style:text-properties officeooo:rsid="0010bb06" officeooo:paragraph-rsid="0010bb06"/>
    </style:style>
    <style:style style:name="P11" style:family="paragraph" style:parent-style-name="Standard">
      <style:paragraph-properties fo:text-align="justify" style:justify-single-word="false"/>
      <style:text-properties officeooo:rsid="0013ab7e" officeooo:paragraph-rsid="0013ab7e"/>
    </style:style>
    <style:style style:name="T1" style:family="text">
      <style:text-properties officeooo:rsid="000ae1ef"/>
    </style:style>
    <style:style style:name="T2" style:family="text">
      <style:text-properties officeooo:rsid="000b2f89"/>
    </style:style>
    <style:style style:name="T3" style:family="text">
      <style:text-properties fo:language="id" fo:country="ID"/>
    </style:style>
    <style:style style:name="T4" style:family="text">
      <style:text-properties fo:language="id" fo:country="ID" officeooo:rsid="000b2f89"/>
    </style:style>
    <style:style style:name="T5" style:family="text">
      <style:text-properties officeooo:rsid="000d7290"/>
    </style:style>
    <style:style style:name="T6" style:family="text">
      <style:text-properties officeooo:rsid="000dbecb"/>
    </style:style>
    <style:style style:name="T7" style:family="text">
      <style:text-properties officeooo:rsid="000f2c89"/>
    </style:style>
    <style:style style:name="T8" style:family="text">
      <style:text-properties officeooo:rsid="000fe4ad"/>
    </style:style>
    <style:style style:name="T9" style:family="text">
      <style:text-properties officeooo:rsid="0010bb06"/>
    </style:style>
    <style:style style:name="T10" style:family="text">
      <style:text-properties officeooo:rsid="00118616"/>
    </style:style>
    <style:style style:name="T11" style:family="text">
      <style:text-properties officeooo:rsid="00139a6f"/>
    </style:style>
    <style:style style:name="T12" style:family="text">
      <style:text-properties fo:color="#ce9178" style:font-name="Droid Sans Mono" fo:font-size="10.5pt" fo:font-weight="normal" officeooo:rsid="00139a6f"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 finite state mechine dari tcp connection diatas adalah sebuah metodologi perancangan sistem kontrol yang menggambarakan tingkah laku atau prinsip kerja dari Koneksi tcp dengan menerapkan state ( Keadaan ), Event ( Kejadian ) dan action ( Aksi ) .</text:p>
      <text:p text:style-name="P1"/>
      <text:p text:style-name="P2">Pada diagram tersebut keadaan mesin ( State ) diwakili oleh kotak-kotak, transisi dari satu kondisi ke kondisi lain diwakili oleh garis panah, label yang terdapat diatas panah mewakili peristiwa <text:s/><text:span text:style-name="T1">( Event ) </text:span>yang menyebabkan transisi sedangkan label yang terdapat dibawah panah merupakan respon <text:span text:style-name="T1">( Action )</text:span> TCP terhadap peristiwa yang terjadi. Label X dibawah panah menandakan tcp tidak merespon terhadapa peristiwa yang terjadi. <text:span text:style-name="T1">Garis panah pada diagram tersebut terdapat 3 jenis yaitu panah solid hijau yang menandakan transisi client normal, panah putus-putus merah yang menandakan transisi server normal dan panah solid ungu merupakan transisi yang tidak diharapkan.</text:span></text:p>
      <text:p text:style-name="P2"/>
      <text:p text:style-name="P4"><text:span text:style-name="T2">State</text:span><text:bookmark text:name="tw-target-text2"/><text:span text:style-name="T2"> </text:span><text:span text:style-name="T4">CONNECTION ESTABLISHED adalah tempat terjadinya transfer data. </text:span><text:span text:style-name="T2">Dua transisi yang mengarah ke State</text:span><text:bookmark text:name="tw-target-text"/><text:span text:style-name="T2"> </text:span><text:span text:style-name="T3">CONNECTION ESTABLISHED </text:span><text:span text:style-name="T4">menandakan pembukaan koneksi dan dua transisi yang keluar dari State </text:span><text:bookmark text:name="tw-target-text1"/><text:span text:style-name="T4">CONNECTION ESTABLISHED menandakan pemutusan koneksi.</text:span></text:p>
      <text:p text:style-name="P3"/>
      <text:p text:style-name="P6">2a. Cara kerja program diatas adalah hasil dari 4 perulangan dengan ketentuan kondisi yang berbeda. Perulangan pertama memiliki hasil <text:span text:style-name="T5">1, 2 dan tiga dengan ketentuan nilai variabel I lebih kecil sama dengan 3. Perulangan kedua memiliki hasil 7, 8 dan 9 dengan ketentuan nilai variabel j lebih kecil sama dengan 9. Perulangan ketiga memiliki hasil kata “loop” dengan ketentuan tidak ada. Perulangan keempat memiliki hasil 1, 3 dan 5 dengan ketentuan nilai variabel n lebih kecil sama dengan 5 serta apabila nilai n memenuhi kondisi n mod 2 sama dengan nol perulangan dilanjutkan apabila tidak tampilkan nilai n.</text:span></text:p>
      <text:p text:style-name="P6"/>
      <text:p text:style-name="P6"><text:span text:style-name="T6">2b. Cara kerja program diatas adalah hasil dari 3 kondisi dengan masing ketentuan. Kondisi pertama yaitu apabila 7 mod 2 sama dengan 0 terpenuhi maka tampilkan “7 is even”, apabila tidak terpenuhi maka tampilkan “7 is odd”. Kondisi kedua yaitu apabila 8 mod 4 == 0 terpenuhi maka tampilkan “8 is divisible by 4”, apabila tidak terpenuhi maka tidak terjadi apa-apa. Kondisi ketiga yaitu apabila nilai variabel num lebih kecil dari nol maka tampilkan nilai variabel dan “is negative”, atau apabila nilai variabel num lebih kecil dari 10 tampilkan nilai variabel dan “has 1 digit”, apabila kedua kondisi tadi tidak terpenuhi tampilkan nilai variable n dan “has multiple digits”.</text:span></text:p>
      <text:p text:style-name="P6"/>
      <text:p text:style-name="P7">3a. <text:span text:style-name="T7">Cara kerja dari hasil program diatas adalah hasil dari 5 variabel dengan nilai yang berbeda. Anggota emp dihasil kan dari variabel a yang diset dengan array berjumlah 5 dengan anggota angka 0 sebanyak 5. Anggota Set diperoleh dari hasil nilai variabel a yang mana merupakan array berjumlah 5 dengan anggota ber indeks empat di set dengan angka 100. anggota get di peroleh dari hasil nilai anggota array berindeks 4 yaitu 100. Anggota dcl diperoleh dari variabel b yang diset array berjumlah 5 dengan anggota 1, 2, 3, 4, 5. dan yang terakhir anggota 2d diperoleh dari array twoD dengan baris 2 kolom 3 atau 2 dimensi.</text:span></text:p>
      <text:p text:style-name="P7"/>
      <text:p text:style-name="P8">3b. Cara kerja dari hasil program diatas adalah sebuah <text:s/>program penjumlahan sederhana menggunakan 2 buah fungsi penjumlahan yang berbeda. Hasil 1 + 2 = 3 diperoleh dengan menggunakan fungsi dengan penjumlahan 2 variabel yang mana 2 variabel tersebut adalah 1 dan 2, sedangkan hasil 1 + 2 + 3 = 6 diperoleh dengan menggunakan fungsi dengan tiga penjumlahan 3 variabel yaitu 1, 2 dan 3.</text:p>
      <text:p text:style-name="P8"/>
      <text:p text:style-name="P8">4a. <text:span text:style-name="T8">Cara kerja dari hasil program diatas adalah dengan memanfaat type data person yang mana memiliki atribut nama dan umur, sehingga pada saat ingin ditampilkan ataupun di masukkan kedalam sebuah variabel perlu dipanggil type datanya saja dan disikan atributnya sesuai dengan kebutuhan kita.</text:span></text:p>
      <text:p text:style-name="P8"/>
      <text:p text:style-name="P9"><text:soft-page-break/>4b. <text:span text:style-name="T9">Cara kerja dari hasil program diatas adalah dengan menggunakan 2 method berbeda yang mana proses pengolahan datanya berbeda pula. Method dipanggil beserta type data yang sudah di inisiasikan setelah itu data atau nilai yang ada di oleh kemudian di kembalikan nilainya.</text:span></text:p>
      <text:p text:style-name="P9"/>
      <text:p text:style-name="P10">5a. Cara kerja dari hasil program diatas adalah memasukkan fungsi yang mengembalikan nilai 3 dan 7 kedalam sebuah variabel kemudian menampilkan hasil dari variabel tersebut.</text:p>
      <text:p text:style-name="P10"/>
      <text:p text:style-name="P10">5b. <text:span text:style-name="T10">Cara kerja dari hasil program diatas adalah menggunakan library flag yang mana fungsinya untuk parameterize eksekusi program dengan penulisan dalam bentuk key-value (penjelasan lebih jelasnya ada di Link : </text:span><text:a xlink:type="simple" xlink:href="https://dasarpemrogramangolang.novalagung.com/45-command-line-args-flag.html" text:style-name="Internet_20_link" text:visited-style-name="Visited_20_Internet_20_Link"><text:span text:style-name="T10">https://dasarpemrogramangolang.novalagung.com/45-command-line-args-flag.html</text:span></text:a><text:span text:style-name="T10"> ).</text:span></text:p>
      <text:p text:style-name="P10"/>
      <text:p text:style-name="P5"><text:span text:style-name="T10">6. <text:s/>cara kerja dari hasil program diatas adalah aplikasi web di routing menggunakan fungsi http.HandleFunc(). Hal ini dilakukan agar ketika url dari aplikasi di web bisa diakses dan menampilakan “Hello, you’ve requested : %s\n”. Setelah aplikasi web di routing kemudian server dijalankan dengan menggunakan fungsi http.listenAndServe().</text:span></text:p>
      <text:p text:style-name="P5"/>
      <text:p text:style-name="P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0:19:41.064266157</meta:creation-date>
    <dc:date>2019-01-22T06:35:17.340914943</dc:date>
    <meta:editing-duration>PT1H16M23S</meta:editing-duration>
    <meta:editing-cycles>2</meta:editing-cycles>
    <meta:generator>LibreOffice/6.1.4.2$Linux_X86_64 LibreOffice_project/10$Build-2</meta:generator>
    <meta:document-statistic meta:table-count="0" meta:image-count="0" meta:object-count="0" meta:page-count="2" meta:paragraph-count="13" meta:word-count="736" meta:character-count="4820" meta:non-whitespace-character-count="4094"/>
  </office:meta>
</office:document-meta>
</file>